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_20_Spacing">
      <style:text-properties officeooo:rsid="000efb88" officeooo:paragraph-rsid="000efb88"/>
    </style:style>
    <style:style style:name="P2" style:family="paragraph" style:parent-style-name="Default">
      <style:text-properties fo:font-size="9pt" style:font-size-asian="9pt"/>
    </style:style>
    <style:style style:name="P3" style:family="paragraph" style:parent-style-name="Default">
      <style:text-properties fo:font-size="9pt" style:font-size-asian="9pt" style:font-size-complex="10pt"/>
    </style:style>
    <style:style style:name="P4" style:family="paragraph" style:parent-style-name="Default">
      <style:text-properties fo:font-size="9pt" officeooo:rsid="000bae9b" officeooo:paragraph-rsid="000bae9b" style:font-size-asian="9pt" style:font-size-complex="10pt"/>
    </style:style>
    <style:style style:name="P5" style:family="paragraph" style:parent-style-name="Default">
      <style:text-properties fo:font-size="9pt" officeooo:rsid="000bae9b" officeooo:paragraph-rsid="000ce411" style:font-size-asian="9pt" style:font-size-complex="10pt"/>
    </style:style>
    <style:style style:name="P6" style:family="paragraph" style:parent-style-name="Default">
      <style:text-properties fo:font-size="9pt" officeooo:rsid="000bae9b" officeooo:paragraph-rsid="000ed523" style:font-size-asian="9pt" style:font-size-complex="10pt"/>
    </style:style>
    <style:style style:name="P7" style:family="paragraph" style:parent-style-name="Default">
      <style:text-properties fo:font-size="9pt" officeooo:rsid="000bae9b" officeooo:paragraph-rsid="000efb88" style:font-size-asian="9pt" style:font-size-complex="10pt"/>
    </style:style>
    <style:style style:name="P8" style:family="paragraph" style:parent-style-name="Default">
      <style:text-properties fo:font-size="9pt" officeooo:rsid="000ce411" officeooo:paragraph-rsid="000ce411" style:font-size-asian="9pt" style:font-size-complex="10pt"/>
    </style:style>
    <style:style style:name="P9" style:family="paragraph" style:parent-style-name="Default">
      <style:text-properties fo:font-size="9pt" officeooo:rsid="000ce411" officeooo:paragraph-rsid="000def3d" style:font-size-asian="9pt" style:font-size-complex="10pt"/>
    </style:style>
    <style:style style:name="P10" style:family="paragraph" style:parent-style-name="Default">
      <style:text-properties fo:font-size="9pt" officeooo:rsid="000ed523" officeooo:paragraph-rsid="000ed523" style:font-size-asian="9pt" style:font-size-complex="10pt"/>
    </style:style>
    <style:style style:name="P11" style:family="paragraph" style:parent-style-name="Default">
      <style:text-properties fo:font-size="9pt" officeooo:rsid="000ed523" officeooo:paragraph-rsid="000efb88" style:font-size-asian="9pt" style:font-size-complex="10pt"/>
    </style:style>
    <style:style style:name="P12" style:family="paragraph" style:parent-style-name="Default">
      <style:text-properties fo:font-size="9pt" officeooo:rsid="000efb88" officeooo:paragraph-rsid="000efb88" style:font-size-asian="9pt" style:font-size-complex="10pt"/>
    </style:style>
    <style:style style:name="P13" style:family="paragraph" style:parent-style-name="Default">
      <style:text-properties fo:font-size="9pt" officeooo:rsid="000fba8a" officeooo:paragraph-rsid="0010f361" style:font-size-asian="9pt" style:font-size-complex="10pt"/>
    </style:style>
    <style:style style:name="P14" style:family="paragraph" style:parent-style-name="Default">
      <style:text-properties fo:font-size="9pt" officeooo:rsid="0010f361" officeooo:paragraph-rsid="0010f361" style:font-size-asian="9pt" style:font-size-complex="10pt"/>
    </style:style>
    <style:style style:name="P15" style:family="paragraph" style:parent-style-name="Default">
      <style:text-properties fo:font-size="9pt" officeooo:rsid="0009bff6" officeooo:paragraph-rsid="0009bff6" style:font-size-asian="9pt"/>
    </style:style>
    <style:style style:name="P16" style:family="paragraph" style:parent-style-name="Default">
      <style:text-properties fo:font-size="9pt" style:text-underline-style="solid" style:text-underline-width="auto" style:text-underline-color="font-color" style:font-size-asian="9pt" style:font-size-complex="10pt" style:font-weight-complex="bold"/>
    </style:style>
    <style:style style:name="P17" style:family="paragraph" style:parent-style-name="Default">
      <style:text-properties fo:font-size="10pt" style:font-size-asian="10pt"/>
    </style:style>
    <style:style style:name="P18" style:family="paragraph" style:parent-style-name="Default">
      <style:text-properties fo:font-size="10pt" style:font-size-asian="10pt" style:font-size-complex="10pt"/>
    </style:style>
    <style:style style:name="P19" style:family="paragraph" style:parent-style-name="Default">
      <style:text-properties style:text-underline-style="solid" style:text-underline-width="auto" style:text-underline-color="font-color"/>
    </style:style>
    <style:style style:name="P20" style:family="paragraph" style:parent-style-name="Default">
      <style:text-properties officeooo:rsid="000efb88" officeooo:paragraph-rsid="000efb88"/>
    </style:style>
    <style:style style:name="P21" style:family="paragraph" style:parent-style-name="Default">
      <style:text-properties officeooo:rsid="001449a3" officeooo:paragraph-rsid="001449a3"/>
    </style:style>
    <style:style style:name="P22" style:family="paragraph" style:parent-style-name="Default">
      <style:text-properties officeooo:rsid="001597d8" officeooo:paragraph-rsid="001597d8"/>
    </style:style>
    <style:style style:name="P23" style:family="paragraph" style:parent-style-name="Default">
      <style:paragraph-properties fo:margin-left="0cm" fo:margin-right="0cm" fo:text-indent="1.249cm" style:auto-text-indent="false"/>
      <style:text-properties fo:font-size="9pt" style:font-size-asian="9pt"/>
    </style:style>
    <style:style style:name="P24" style:family="paragraph" style:parent-style-name="Default">
      <style:paragraph-properties fo:margin-left="0cm" fo:margin-right="0cm" fo:text-indent="1.249cm" style:auto-text-indent="false"/>
      <style:text-properties fo:font-size="9pt" style:font-size-asian="9pt" style:font-size-complex="10pt"/>
    </style:style>
    <style:style style:name="P25" style:family="paragraph" style:parent-style-name="Standard">
      <style:text-properties officeooo:rsid="000efb88" officeooo:paragraph-rsid="000efb88"/>
    </style:style>
    <style:style style:name="P26" style:family="paragraph" style:parent-style-name="Standard">
      <style:text-properties officeooo:rsid="001449a3" officeooo:paragraph-rsid="001449a3"/>
    </style:style>
    <style:style style:name="P27" style:family="paragraph" style:parent-style-name="Standard">
      <style:text-properties officeooo:rsid="001597d8" officeooo:paragraph-rsid="001597d8"/>
    </style:style>
    <style:style style:name="P28" style:family="paragraph" style:parent-style-name="Standard">
      <style:text-properties officeooo:rsid="0015aac4" officeooo:paragraph-rsid="0015aac4"/>
    </style:style>
    <style:style style:name="P29" style:family="paragraph" style:parent-style-name="Standard">
      <style:text-properties officeooo:rsid="001a6687" officeooo:paragraph-rsid="001a6687"/>
    </style:style>
    <style:style style:name="P30" style:family="paragraph" style:parent-style-name="Default">
      <style:paragraph-properties fo:margin-left="1.249cm" fo:margin-right="0cm" fo:text-indent="0cm" style:auto-text-indent="false"/>
      <style:text-properties fo:font-size="9pt" style:font-size-asian="9pt"/>
    </style:style>
    <style:style style:name="P31" style:family="paragraph" style:parent-style-name="Default">
      <style:paragraph-properties fo:margin-left="1.249cm" fo:margin-right="0cm" fo:text-indent="0cm" style:auto-text-indent="false"/>
      <style:text-properties fo:font-size="9pt" style:font-size-asian="9pt" style:font-size-complex="10pt"/>
    </style:style>
    <style:style style:name="P32" style:family="paragraph" style:parent-style-name="Default">
      <style:paragraph-properties fo:margin-left="0cm" fo:margin-right="0cm" fo:margin-top="0cm" fo:margin-bottom="0.222cm" loext:contextual-spacing="false" fo:text-indent="0cm" style:auto-text-indent="false"/>
      <style:text-properties fo:font-size="10pt" fo:font-weight="bold" style:font-size-asian="10pt" style:font-weight-asian="bold"/>
    </style:style>
    <style:style style:name="P33" style:family="paragraph" style:parent-style-name="Default">
      <style:paragraph-properties fo:margin-left="0cm" fo:margin-right="0cm" fo:margin-top="0cm" fo:margin-bottom="0.222cm" loext:contextual-spacing="false" fo:text-indent="0cm" style:auto-text-indent="false"/>
      <style:text-properties fo:font-size="10pt" fo:font-weight="normal" officeooo:rsid="001449a3" style:font-size-asian="10pt" style:font-weight-asian="normal" style:font-weight-complex="normal"/>
    </style:style>
    <style:style style:name="P34" style:family="paragraph" style:parent-style-name="Default">
      <style:paragraph-properties fo:margin-left="0cm" fo:margin-right="0cm" fo:margin-top="0cm" fo:margin-bottom="0.222cm" loext:contextual-spacing="false" fo:text-indent="0cm" style:auto-text-indent="false"/>
      <style:text-properties fo:color="#00cc33" fo:font-size="10pt" fo:font-weight="normal" officeooo:rsid="001449a3" officeooo:paragraph-rsid="001449a3" style:font-size-asian="10pt" style:font-weight-asian="normal" style:font-weight-complex="normal"/>
    </style:style>
    <style:style style:name="P35" style:family="paragraph" style:parent-style-name="Default">
      <style:paragraph-properties fo:margin-left="0cm" fo:margin-right="0cm" fo:margin-top="0cm" fo:margin-bottom="0cm" loext:contextual-spacing="false" fo:text-indent="0cm" style:auto-text-indent="false"/>
      <style:text-properties fo:font-size="10pt" fo:font-weight="bold" style:font-size-asian="10pt" style:font-weight-asian="bold"/>
    </style:style>
    <style:style style:name="P36" style:family="paragraph" style:parent-style-name="No_20_Spacing" style:master-page-name="Standard">
      <style:paragraph-properties fo:text-align="center" style:justify-single-word="false" style:page-number="auto"/>
      <style:text-properties fo:font-size="14pt" style:text-underline-style="solid" style:text-underline-width="auto" style:text-underline-color="font-color" fo:font-weight="bold" style:font-size-asian="14pt" style:font-weight-asian="bold"/>
    </style:style>
    <style:style style:name="P37" style:family="paragraph" style:parent-style-name="No_20_Spacing" style:list-style-name="WWNum1">
      <style:text-properties fo:font-weight="bold" style:font-weight-asian="bold"/>
    </style:style>
    <style:style style:name="P38" style:family="paragraph" style:parent-style-name="Default" style:list-style-name="WWNum4">
      <style:text-properties fo:font-size="9pt" style:font-size-asian="9pt" style:font-size-complex="10pt"/>
    </style:style>
    <style:style style:name="P39" style:family="paragraph" style:parent-style-name="Default" style:list-style-name="WWNum4">
      <style:text-properties fo:font-size="9pt" style:font-size-asian="9pt" style:font-size-complex="10pt" style:font-weight-complex="bold"/>
    </style:style>
    <style:style style:name="P40" style:family="paragraph" style:parent-style-name="Default" style:list-style-name="WWNum4">
      <style:text-properties fo:font-size="9pt" style:font-size-asian="9pt"/>
    </style:style>
    <style:style style:name="T1" style:family="text">
      <style:text-properties officeooo:rsid="000ce411"/>
    </style:style>
    <style:style style:name="T2" style:family="text">
      <style:text-properties officeooo:rsid="000def3d"/>
    </style:style>
    <style:style style:name="T3" style:family="text">
      <style:text-properties officeooo:rsid="000f37be"/>
    </style:style>
    <style:style style:name="T4" style:family="text">
      <style:text-properties officeooo:rsid="000fba8a"/>
    </style:style>
    <style:style style:name="T5" style:family="text">
      <style:text-properties officeooo:rsid="0010f361"/>
    </style:style>
    <style:style style:name="T6" style:family="text">
      <style:text-properties officeooo:rsid="00173be1"/>
    </style:style>
    <style:style style:name="T7" style:family="text">
      <style:text-properties officeooo:rsid="0018b3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TRATEGIE DES SI – TD1 – ERP</text:p>
      <text:p text:style-name="No_20_Spacing"/>
      <text:list xml:id="list8097803833274494065" text:style-name="WWNum1">
        <text:list-item>
          <text:p text:style-name="P37">Justification d’ERP</text:p>
        </text:list-item>
      </text:list>
      <text:p text:style-name="Default"/>
      <text:p text:style-name="P16">Comment choisir le PGI qui convient ? </text:p>
      <text:p text:style-name="P3"/>
      <text:p text:style-name="P3"><text:tab/>Le choix du PGI se fait en fonction de :</text:p>
      <text:list xml:id="list7302854308447477777" text:style-name="WWNum4">
        <text:list-item>
          <text:p text:style-name="P38">La réponse aux besoins fonctionnels/métiers</text:p>
        </text:list-item>
        <text:list-item>
          <text:p text:style-name="P38">La renommée/pérennité de l’éditeur</text:p>
        </text:list-item>
        <text:list-item>
          <text:p text:style-name="P38">La facilité/temps d’implémentation</text:p>
        </text:list-item>
        <text:list-item>
          <text:p text:style-name="P38">La tarification</text:p>
        </text:list-item>
        <text:list-item>
          <text:p text:style-name="P38">La robustesse et maintien de la charge (évolutivité)</text:p>
        </text:list-item>
        <text:list-item>
          <text:p text:style-name="P38">La taille de l’entreprise</text:p>
        </text:list-item>
        <text:list-item>
          <text:p text:style-name="P38">L’alignement stratégique</text:p>
        </text:list-item>
      </text:list>
      <text:p text:style-name="P3"/>
      <text:p text:style-name="Default"><text:s/></text:p>
      <text:p text:style-name="P16">Y a-t-il une méthode de conduite de projet à préconiser en la matière ? </text:p>
      <text:p text:style-name="P18"/>
      <text:p text:style-name="P31">Une méthode de conduite de projet est indispensable puisque la mise en place d’un PGI présentera de nouvelles fonctionnalités et impactera les processus métier, l’organisation, les décisions et la charge de travail. L’ensemble des acteurs de l’entreprise (Direction générale, directions métiers, utilisateurs et informaticiens) seront impliqués dans ce projet.</text:p>
      <text:p text:style-name="P24">La mise en place d’un PGI nécessite un investissement et une grande implication tout au long du projet.</text:p>
      <text:p text:style-name="P24">Enfin il faudra se préparer à la prise en main du projet par les utilisateurs.</text:p>
      <text:p text:style-name="P24"/>
      <text:p text:style-name="P24">3 phases dans la conduite de changement :</text:p>
      <text:list xml:id="list154659032095035" text:continue-numbering="true" text:style-name="WWNum4">
        <text:list-item>
          <text:p text:style-name="P38">Participation de tous les partis</text:p>
        </text:list-item>
        <text:list-item>
          <text:p text:style-name="P38">Préparer un plan de formation de chaque équipe du projet</text:p>
        </text:list-item>
        <text:list-item>
          <text:p text:style-name="P38">Assurer la documentation des utilisateurs</text:p>
        </text:list-item>
      </text:list>
      <text:p text:style-name="P3"/>
      <text:p text:style-name="Default"/>
      <text:p text:style-name="P16">Quels sont les risques d'une telle opération ? </text:p>
      <text:p text:style-name="P19"/>
      <text:p text:style-name="P23">La mise en place d’un PGI présente de nombreux risques :</text:p>
      <text:list xml:id="list154658441635313" text:continue-numbering="true" text:style-name="WWNum4">
        <text:list-item>
          <text:p text:style-name="P40">Dépendance envers l’éditeur</text:p>
        </text:list-item>
        <text:list-item>
          <text:p text:style-name="P40">Problèmes organisationnels</text:p>
        </text:list-item>
        <text:list-item>
          <text:p text:style-name="P40">Vision globale complexe</text:p>
        </text:list-item>
        <text:list-item>
          <text:p text:style-name="P40">Remise en cause des processus existants</text:p>
        </text:list-item>
        <text:list-item>
          <text:p text:style-name="P40">Délais</text:p>
        </text:list-item>
        <text:list-item>
          <text:p text:style-name="P40">Coûts (Dépassement de budget)</text:p>
        </text:list-item>
        <text:list-item>
          <text:p text:style-name="P40">Echec</text:p>
        </text:list-item>
        <text:list-item>
          <text:p text:style-name="P40">...</text:p>
        </text:list-item>
      </text:list>
      <text:p text:style-name="P2"/>
      <text:p text:style-name="P30">Tous ces risques peuvent amener à un blocage de l’entreprise car si le PGI s’arrête, l’entreprise s’arrête aussi.</text:p>
      <text:p text:style-name="P2"/>
      <text:p text:style-name="Default"/>
      <text:p text:style-name="P16">Quelles sont les anticipations à prévoir en matière organisationnelle et managériale ?</text:p>
      <text:p text:style-name="P16"/>
      <text:list xml:id="list154658179176732" text:continue-numbering="true" text:style-name="WWNum4">
        <text:list-item>
          <text:p text:style-name="P39">Mise à plat des process</text:p>
        </text:list-item>
        <text:list-item>
          <text:p text:style-name="P39">Formation des équipes</text:p>
        </text:list-item>
        <text:list-item>
          <text:p text:style-name="P39">Anticiper l’adéquation et la configuration (transferts de compétences et apprentissage)</text:p>
        </text:list-item>
        <text:list-item>
          <text:p text:style-name="P39">Tests<text:bookmark text:name="_GoBack"/></text:p>
        </text:list-item>
      </text:list>
      <text:p text:style-name="P17"/>
      <text:p text:style-name="P17"/>
      <text:p text:style-name="P17"/>
      <text:p text:style-name="P17"/>
      <text:p text:style-name="P17"/>
      <text:p text:style-name="P17"/>
      <text:p text:style-name="P17"/>
      <text:p text:style-name="P17"/>
      <text:p text:style-name="P17"/>
      <text:p text:style-name="P17"><text:tab/></text:p>
      <text:p text:style-name="P15"><text:soft-page-break/>Étude de Cas Cartoon :</text:p>
      <text:p text:style-name="P15"/>
      <text:p text:style-name="P15"/>
      <text:p text:style-name="P15"/>
      <text:p text:style-name="P15"/>
      <text:p text:style-name="P4">Après avoir défini ce qu'est la « réingénierie de processus », vous justifierez ce point de vue.</text:p>
      <text:p text:style-name="P4">Vous présenterez ensuite les facteurs de risque et préconiserez une méthodologie de résolution, propre à en</text:p>
      <text:p text:style-name="P4">assurer une mise en place fructueuse.</text:p>
      <text:p text:style-name="P4"/>
      <text:p text:style-name="P5">Réingénierie de processus : Il s’agit de l’analyse fonctionnelle d’un processus afin de comprendre les différentes étapes, pour les adapter,les modéliser,<text:span text:style-name="T1">l’exécuter</text:span> et l’optimiser.</text:p>
      <text:p text:style-name="P5"/>
      <text:p text:style-name="P8">Une adaptation mutuelle entre l’entreprise et le progiciel pour assurer efficacité du S.I. Il faut s’approprier <text:s/>l’outil, et donc cela implique de remettre a plat les différents process de l’entreprise.</text:p>
      <text:p text:style-name="P8"/>
      <text:p text:style-name="P8">Risque : si on ne fait pas appelle à tout les acteurs du procs, on risque de d’avoir affaire une résistance au changement, donc manque appropriation de l’outil.</text:p>
      <text:p text:style-name="P8"/>
      <text:p text:style-name="P9">Une des solutions possible est une co<text:span text:style-name="T2">nduite de projet /améliorer la communication/formation responsabilité les acteurs de l’entreprise. </text:span></text:p>
      <text:p text:style-name="P9"/>
      <text:p text:style-name="P9"><text:s/></text:p>
      <text:p text:style-name="P8"/>
      <text:p text:style-name="P10">4)</text:p>
      <text:p text:style-name="P5"/>
      <text:p text:style-name="P10">1- Quel sont les objectifs et les enjeux du projet ?</text:p>
      <text:p text:style-name="P6"/>
      <text:p text:style-name="P12">L’objectif du projet est la mise en place <text:span text:style-name="T3">d’un ERP afin d’informatiser la production suite à la récupération d’une usine de production. <text:s/>Il devra être installer sur les trois sites de production en france. Cette ERP doit posséder sept modules :</text:span></text:p>
      <text:p text:style-name="P12"><text:tab/>-<text:span text:style-name="T4">contrôle de gestion,</text:span></text:p>
      <text:p text:style-name="P12"><text:tab/>-<text:span text:style-name="T4">achats,</text:span></text:p>
      <text:p text:style-name="P12"><text:tab/>-<text:span text:style-name="T4">gestion commerciale,</text:span></text:p>
      <text:p text:style-name="P12"><text:tab/>-<text:span text:style-name="T4">gestion des stocks,</text:span></text:p>
      <text:p text:style-name="P12"><text:tab/>-<text:span text:style-name="T4">production,</text:span></text:p>
      <text:p text:style-name="P12"><text:tab/>-<text:span text:style-name="T4">planification,</text:span></text:p>
      <text:p text:style-name="P12"><text:tab/>-<text:span text:style-name="T4">méthodes.</text:span></text:p>
      <text:p text:style-name="P14">Il s’agit d’un regroupement de sept services.</text:p>
      <text:p text:style-name="P6"/>
      <text:p text:style-name="P14">-Automatisé et informatisé la production.</text:p>
      <text:p text:style-name="P6"/>
      <text:p text:style-name="P14">Enjeux stratégique :</text:p>
      <text:p text:style-name="P14"/>
      <text:p text:style-name="P14">-Gagne du fric par la création d’un avantages concurrentielle par l’améloration de la production.</text:p>
      <text:p text:style-name="P14">-améliorer la qualité de services.</text:p>
      <text:p text:style-name="P14"/>
      <text:p text:style-name="P14">Enjeux organisationnelle :</text:p>
      <text:p text:style-name="P14"/>
      <text:p text:style-name="P14">-unifier les deux entreprises.</text:p>
      <text:p text:style-name="P14">-assurer la cohérence du travail entre les équipes.</text:p>
      <text:p text:style-name="P14"><text:s/></text:p>
      <text:p text:style-name="P6"/>
      <text:p text:style-name="P10">2- Dans quel contexte, la société Pharmo lance-t-elle son projet ERP ?</text:p>
      <text:p text:style-name="P6"/>
      <text:p text:style-name="P13">Le projet ERP à été lancer suite à l’intégration d’une <text:span text:style-name="T5">usine similaire de production</text:span>. Pharmo avait été déjà tenté un projet ERP qui avait fini en échec. <text:span text:style-name="T5">Son informatique est cependant assez restreinte. <text:s/></text:span></text:p>
      <text:p text:style-name="P6"/>
      <text:p text:style-name="P11">3- Quelles erreurs ne souhaite-t-elle plus commettre, en référence à un échec passé ?</text:p>
      <text:p text:style-name="P7"/>
      <text:p text:style-name="P12">La première erreur de Pharmo avait été de ne pas, ou d’avoir mal, impliqué les différents acteurs concerné par la mise en place de L’ERP, provoquant une résistance de ces derniers face à la mise en production de l’outil. La seconde est l’immaturité du produit, ne répondant probablement pas à l’ensemble des besoins de l’entreprise. La dernière est la mauvaise implication de l’ensemble de la direction de l’entreprise.</text:p>
      <text:p text:style-name="No_20_Spacing"/>
      <text:p text:style-name="P1"/>
      <text:p text:style-name="No_20_Spacing"/>
      <text:p text:style-name="P20"><text:soft-page-break/></text:p>
      <text:p text:style-name="P32">4- Quelles sont les 5 parties impliquées dans le projet ? </text:p>
      <text:p text:style-name="P33"/>
      <text:p text:style-name="P34"><text:tab/><text:span text:style-name="T7">La direction</text:span></text:p>
      <text:p text:style-name="P34"><text:tab/><text:span text:style-name="T7">L’entité technique</text:span></text:p>
      <text:p text:style-name="P34"><text:tab/><text:span text:style-name="T7">la partie qualité</text:span></text:p>
      <text:p text:style-name="P34"><text:tab/><text:span text:style-name="T7">partie commerciale</text:span></text:p>
      <text:p text:style-name="P34"><text:tab/><text:span text:style-name="T7">entité buisness</text:span></text:p>
      <text:p text:style-name="P32"/>
      <text:p text:style-name="P35">5- Complétez le tableau en page 9 en indiquant chaque acteur dans chaque domaine et le rôle de chacun dans le projet. </text:p>
      <text:p text:style-name="P25"/>
      <text:p text:style-name="P26">-Voir tableur</text:p>
      <text:p text:style-name="P26"/>
      <text:p text:style-name="P21"/>
      <text:p text:style-name="P35">6- Quelle méthode de gestion de projet a été utilisée ? Nommez les 7 phases en précisant les « mots clef » de chacune d’elle (complétez le tableau page 9). </text:p>
      <text:p text:style-name="P26"/>
      <text:p text:style-name="P27">-Voir tableur</text:p>
      <text:p text:style-name="P27"/>
      <text:p text:style-name="P22"/>
      <text:p text:style-name="P35">7- En quoi le projet est-il en constante évolution ? </text:p>
      <text:p text:style-name="P27"/>
      <text:p text:style-name="P28">En premier lieu, le projet est rentrée dans une phase de maitenance, où il est assurée que l’outil est utilisé efficacement, servira aussi à récolter les demandes des utilisateurs au fur et à mesure que ils prennent la main sur <text:span text:style-name="T6">l’outil</text:span> afin de déterminer de futur améliorations, corrections ou/et modifications. </text:p>
      <text:p text:style-name="P28">Ces demandes vont être donc récolté, organiser, analyser et placé dans un agenda afin de pouvoir les programmer et veiller que ces changements réponde aux besoins.</text:p>
      <text:p text:style-name="P28">Ensuite, durant l’été 2002, la nouvelle version va être mise. Cette mise à jour sera aussitôt suivi d’une nouvelle phase de <text:span text:style-name="T6">maintenance</text:span> à durée indéterminée.</text:p>
      <text:p text:style-name="P28"/>
      <text:p text:style-name="P29">Le SI doit toujours être agile, le SI doit être toujours proactif, il dois assuré la maitenabilité.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Arial" svg:font-family="Arial"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1"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9pt" fo:font-weight="bold"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fo:text-indent="-0.635cm" fo:margin-left="1.879cm"/>
        </style:list-level-properties>
        <style:text-properties style:font-name="Aria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4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5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6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2.514cm"/>
        </style:list-level-properties>
        <style:text-properties style:font-name="Aria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slie</meta:initial-creator>
    <meta:editing-cycles>5</meta:editing-cycles>
    <meta:creation-date>2012-09-02T22:58:00</meta:creation-date>
    <dc:date>2018-06-14T15:46:56.938321983</dc:date>
    <meta:editing-duration>PT4H32M20S</meta:editing-duration>
    <meta:generator>LibreOffice/5.1.6.2$Linux_X86_64 LibreOffice_project/10m0$Build-2</meta:generator>
    <meta:document-statistic meta:table-count="0" meta:image-count="0" meta:object-count="0" meta:page-count="3" meta:paragraph-count="84" meta:word-count="877" meta:character-count="5461" meta:non-whitespace-character-count="46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